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Arial" svg:font-family="Arial" style:font-family-generic="swiss"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150%" style:page-number="auto" style:writing-mode="page"/>
      <style:text-properties style:font-name="Arial" fo:font-size="14pt" style:font-size-asian="14pt" style:font-size-complex="14pt"/>
    </style:style>
    <style:style style:name="P3" style:family="paragraph" style:parent-style-name="Standard" style:master-page-name="">
      <style:paragraph-properties fo:line-height="150%" style:page-number="auto" style:writing-mode="page">
        <style:tab-stops>
          <style:tab-stop style:position="0.45cm"/>
        </style:tab-stops>
      </style:paragraph-properties>
      <style:text-properties style:font-name="Arial" fo:font-size="14pt" officeooo:paragraph-rsid="000f1add" style:font-size-asian="14pt" style:font-size-complex="14pt"/>
    </style:style>
    <style:style style:name="P4" style:family="paragraph" style:parent-style-name="Standard" style:master-page-name="">
      <style:paragraph-properties fo:line-height="150%" style:page-number="auto" style:writing-mode="page"/>
      <style:text-properties style:font-name="Arial" fo:font-size="14pt" officeooo:paragraph-rsid="000f1add" style:font-size-asian="14pt" style:font-size-complex="14pt"/>
    </style:style>
    <style:style style:name="P5" style:family="paragraph" style:parent-style-name="Standard" style:master-page-name="">
      <style:paragraph-properties fo:line-height="150%" style:page-number="auto" style:writing-mode="page"/>
      <style:text-properties style:font-name="Arial" fo:font-size="14pt" officeooo:paragraph-rsid="000fa53e" style:font-size-asian="14pt" style:font-size-complex="14pt"/>
    </style:style>
    <style:style style:name="P6" style:family="paragraph" style:parent-style-name="Standard" style:master-page-name="">
      <style:paragraph-properties fo:line-height="150%" style:page-number="auto" style:writing-mode="page">
        <style:tab-stops>
          <style:tab-stop style:position="0.288cm"/>
        </style:tab-stops>
      </style:paragraph-properties>
      <style:text-properties style:font-name="Arial" fo:font-size="14pt" officeooo:paragraph-rsid="000fa53e" style:font-size-asian="14pt" style:font-size-complex="14pt"/>
    </style:style>
    <style:style style:name="P7" style:family="paragraph" style:parent-style-name="Standard" style:master-page-name="">
      <style:paragraph-properties fo:line-height="150%" style:page-number="auto" style:writing-mode="page">
        <style:tab-stops>
          <style:tab-stop style:position="0.415cm"/>
        </style:tab-stops>
      </style:paragraph-properties>
      <style:text-properties style:font-name="Arial" fo:font-size="14pt" officeooo:paragraph-rsid="000fa53e" style:font-size-asian="14pt" style:font-size-complex="14pt"/>
    </style:style>
    <style:style style:name="P8" style:family="paragraph" style:parent-style-name="Standard" style:master-page-name="">
      <style:paragraph-properties fo:margin-left="0.635cm" fo:margin-right="0cm" fo:line-height="150%" fo:text-indent="-0.635cm" style:auto-text-indent="false" style:page-number="auto" style:writing-mode="page"/>
      <style:text-properties style:font-name="Arial" fo:font-size="14pt" officeooo:paragraph-rsid="000f1add" style:font-size-asian="14pt" style:font-size-complex="14pt"/>
    </style:style>
    <style:style style:name="P9" style:family="paragraph" style:parent-style-name="Standard" style:master-page-name="">
      <style:paragraph-properties fo:margin-left="0.635cm" fo:margin-right="0cm" fo:line-height="150%" fo:text-indent="-0.635cm" style:auto-text-indent="false" style:page-number="auto" style:writing-mode="page"/>
      <style:text-properties style:font-name="Arial" fo:font-size="14pt" officeooo:paragraph-rsid="000fa53e" style:font-size-asian="14pt" style:font-size-complex="14pt"/>
    </style:style>
    <style:style style:name="P10" style:family="paragraph" style:parent-style-name="Standard">
      <style:paragraph-properties fo:margin-left="0.635cm" fo:margin-right="0cm" fo:line-height="150%" fo:text-indent="-0.635cm" style:auto-text-indent="false" style:writing-mode="page"/>
      <style:text-properties style:font-name="Arial" fo:font-size="14pt" officeooo:paragraph-rsid="000f1add" style:font-size-asian="14pt" style:font-size-complex="14pt"/>
    </style:style>
    <style:style style:name="P11" style:family="paragraph" style:parent-style-name="Standard">
      <style:paragraph-properties fo:margin-left="0.635cm" fo:margin-right="0cm" fo:line-height="150%" fo:text-indent="-0.635cm" style:auto-text-indent="false" style:writing-mode="page"/>
      <style:text-properties style:font-name="Arial" fo:font-size="14pt" officeooo:paragraph-rsid="000fa53e" style:font-size-asian="14pt" style:font-size-complex="14pt"/>
    </style:style>
    <style:style style:name="P1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2" style:family="paragraph" style:parent-style-name="Standard" style:master-page-name="">
      <style:paragraph-properties fo:margin-left="0cm" fo:margin-right="0cm" fo:line-height="150%" fo:text-indent="0.635cm" style:auto-text-indent="false" style:page-number="auto" style:writing-mode="page">
        <style:tab-stops>
          <style:tab-stop style:position="0.974cm"/>
        </style:tab-stops>
      </style:paragraph-properties>
      <style:text-properties style:font-name="Arial" fo:font-size="14pt" style:font-size-asian="14pt" style:font-size-complex="14pt"/>
    </style:style>
    <style:style style:name="P23" style:family="paragraph" style:parent-style-name="Standard">
      <style:paragraph-properties fo:margin-left="0cm" fo:margin-right="0cm" fo:line-height="150%" fo:text-indent="0.635cm" style:auto-text-indent="false" style:writing-mode="page"/>
      <style:text-properties style:font-name="Arial" fo:font-size="14pt" style:font-size-asian="14pt" style:font-size-complex="14pt"/>
    </style:style>
    <style:style style:name="P24" style:family="paragraph" style:parent-style-name="Standard" style:master-page-name="PageStyle0">
      <style:paragraph-properties fo:line-height="150%" style:page-number="auto" style:writing-mode="page"/>
      <style:text-properties style:font-name="Arial" fo:font-size="14pt" style:font-size-asian="14pt" style:font-size-complex="14pt"/>
    </style:style>
    <style:style style:name="P25"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26" style:family="paragraph" style:parent-style-name="Standard" style:master-page-name="">
      <style:paragraph-properties fo:line-height="150%" style:page-number="auto" style:writing-mode="page"/>
      <style:text-properties style:font-name="Arial" fo:font-size="14pt" style:font-size-asian="14pt" style:font-size-complex="14pt"/>
    </style:style>
    <style:style style:name="P27" style:family="paragraph" style:parent-style-name="Standard" style:master-page-name="">
      <style:paragraph-properties fo:line-height="150%" style:page-number="auto" style:writing-mode="page"/>
      <style:text-properties style:font-name="Arial" fo:font-size="14pt" style:font-size-asian="14pt" style:font-size-complex="14pt"/>
    </style:style>
    <style:style style:name="P28" style:family="paragraph" style:parent-style-name="Standard" style:master-page-name="">
      <style:paragraph-properties fo:line-height="150%" style:page-number="auto" style:writing-mode="page"/>
      <style:text-properties style:font-name="Arial" fo:font-size="14pt" style:font-size-asian="14pt" style:font-size-complex="14pt"/>
    </style:style>
    <style:style style:name="P29" style:family="paragraph" style:parent-style-name="Standard" style:master-page-name="">
      <style:paragraph-properties fo:line-height="150%" style:page-number="auto" style:writing-mode="page"/>
      <style:text-properties style:font-name="Arial" fo:font-size="14pt" style:font-size-asian="14pt" style:font-size-complex="14pt"/>
    </style:style>
    <style:style style:name="P30" style:family="paragraph" style:parent-style-name="Standard" style:master-page-name="">
      <style:paragraph-properties fo:line-height="150%" style:page-number="auto" style:writing-mode="page"/>
      <style:text-properties style:font-name="Arial" fo:font-size="14pt" style:font-size-asian="14pt" style:font-size-complex="14pt"/>
    </style:style>
    <style:style style:name="P31" style:family="paragraph" style:parent-style-name="Standard" style:master-page-name="">
      <style:paragraph-properties fo:line-height="150%" style:page-number="auto" style:writing-mode="page"/>
      <style:text-properties style:font-name="Arial" fo:font-size="14pt" style:font-size-asian="14pt" style:font-size-complex="14pt"/>
    </style:style>
    <style:style style:name="P32" style:family="paragraph" style:parent-style-name="Standard" style:master-page-name="">
      <style:paragraph-properties fo:line-height="150%" style:page-number="auto" style:writing-mode="page"/>
      <style:text-properties style:font-name="Arial" fo:font-size="14pt" style:font-size-asian="14pt" style:font-size-complex="14pt"/>
    </style:style>
    <style:style style:name="P33" style:family="paragraph" style:parent-style-name="Standard">
      <style:paragraph-properties fo:line-height="150%" style:writing-mode="page"/>
      <style:text-properties style:font-name="Arial" fo:font-size="14pt" style:font-size-asian="14pt" style:font-size-complex="14pt"/>
    </style:style>
    <style:style style:name="P34" style:family="paragraph" style:parent-style-name="Standard">
      <style:paragraph-properties fo:line-height="150%" style:writing-mode="page">
        <style:tab-stops>
          <style:tab-stop style:position="0.45cm"/>
        </style:tab-stops>
      </style:paragraph-properties>
      <style:text-properties style:font-name="Arial" fo:font-size="14pt" officeooo:paragraph-rsid="000f1add" style:font-size-asian="14pt" style:font-size-complex="14pt"/>
    </style:style>
    <style:style style:name="P35" style:family="paragraph" style:parent-style-name="Standard">
      <style:paragraph-properties fo:line-height="150%" style:writing-mode="page"/>
      <style:text-properties style:font-name="Arial" fo:font-size="14pt" officeooo:paragraph-rsid="000f1add" style:font-size-asian="14pt" style:font-size-complex="14pt"/>
    </style:style>
    <style:style style:name="P36" style:family="paragraph" style:parent-style-name="Standard">
      <style:paragraph-properties fo:line-height="150%" style:writing-mode="page"/>
      <style:text-properties style:font-name="Arial" fo:font-size="14pt" officeooo:paragraph-rsid="000fa53e" style:font-size-asian="14pt" style:font-size-complex="14pt"/>
    </style:style>
    <style:style style:name="P37" style:family="paragraph" style:parent-style-name="Standard">
      <style:paragraph-properties fo:line-height="150%" style:writing-mode="page">
        <style:tab-stops>
          <style:tab-stop style:position="0.288cm"/>
        </style:tab-stops>
      </style:paragraph-properties>
      <style:text-properties style:font-name="Arial" fo:font-size="14pt" officeooo:paragraph-rsid="000fa53e" style:font-size-asian="14pt" style:font-size-complex="14pt"/>
    </style:style>
    <style:style style:name="P38" style:family="paragraph" style:parent-style-name="Standard">
      <style:paragraph-properties fo:line-height="150%" style:writing-mode="page">
        <style:tab-stops>
          <style:tab-stop style:position="0.415cm"/>
        </style:tab-stops>
      </style:paragraph-properties>
      <style:text-properties style:font-name="Arial" fo:font-size="14pt" officeooo:paragraph-rsid="000fa53e" style:font-size-asian="14pt" style:font-size-complex="14pt"/>
    </style:style>
    <style:style style:name="T1" style:family="text">
      <style:text-properties officeooo:rsid="000f1add"/>
    </style:style>
    <style:style style:name="T2" style:family="text">
      <style:text-properties officeooo:rsid="000fa53e"/>
    </style:style>
    <style:style style:name="T3" style:family="text">
      <style:text-properties officeooo:rsid="0010430b"/>
    </style:style>
    <style:style style:name="Sect1" style:family="section">
      <style:section-properties fo:margin-left="2.54cm" fo:margin-right="8.648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24">EDGAR ALLAN POE</text:p>
        <text:h text:style-name="P25" text:outline-level="1"><text:bookmark-start text:name="bookmark0"/>HAVRAN<text:bookmark-end text:name="bookmark0"/></text:h>
        <text:p text:style-name="P2">Preložil KAROL STRMEŇ</text:p>
        <text:p text:style-name="P2"/>
        <text:p text:style-name="P3">O polnočnom čase, ktorý v úzkosti som trávil chorý,</text:p>
        <text:p text:style-name="P34">do starých a čudných kníh sa začítajúc nevdojak —</text:p>
        <text:p text:style-name="P34">keď mi spánok moril riasy, čul som, že sa dakto hlási,</text:p>
        <text:p text:style-name="P34">alebo či robí špásy, na dvere mi dáva znak.</text:p>
        <text:p text:style-name="P8">„Azda hosť”, ja šomral som si, „na dvere mi dáva znak.</text:p>
        <text:p text:style-name="P10">Vari dáky neborák.”</text:p>
        <text:p text:style-name="P2"/>
        <text:p text:style-name="P35">Ach, či vidím ešte dneska, decembrová búrka plieska</text:p>
        <text:p text:style-name="P35">a tu dnuká každá trieska vrhá z pece žiare šľak.</text:p>
        <text:p text:style-name="P4">Ráno zrieť som túžil veľmi, do knihy sa hrúžiac s cieľmi</text:p>
        <text:p text:style-name="P35">pozabúdať žiaľ, čo šiel mi pre Lenóru rosiť zrak —</text:p>
        <text:p text:style-name="P35">Lenórou ju anjeli zvú pre jej krásny modrý zrak —</text:p>
        <text:p text:style-name="P35">stratil som ju, neborák.</text:p>
        <text:p text:style-name="P2"/>
        <text:p text:style-name="P35"><text:soft-page-break/>Lenže stále hroziac sa tu chvenia záclon zo šarlátu,</text:p>
        <text:p text:style-name="P35">mal som plachú dušu strachu plnú ako nikdy tak.</text:p>
        <text:p text:style-name="P35">Stíšiť srdce, ako bije, hovorím, kto vonku mi je:</text:p>
        <text:p text:style-name="P35">„Dáky hosť to neskorý je pri dverách a dáva znak —</text:p>
        <text:p text:style-name="P35">azda hosť sa núter pýta pri dverách a dáva znak.</text:p>
        <text:p text:style-name="P35">Iste dáky neborák.”</text:p>
        <text:p text:style-name="P2"/>
        <text:p text:style-name="P35">Duša moja silu javiac, ani chvíľu neváha viac:</text:p>
        <text:p text:style-name="P35">„Odpusťte mi, pán či pani, zabúdam už na úľak;</text:p>
        <text:p text:style-name="P35">to keď sen mi moril riasy, čul som, že sa dakto hlási,</text:p>
        <text:p text:style-name="P35">na dvere mi klepúc asi dáky ledva čujný znak.”</text:p>
        <text:p text:style-name="P35">Otvoril som dvere šíre, ale vonku ani znak.</text:p>
        <text:p text:style-name="P2">„Nič, len tma, ty neborák.”</text:p>
        <text:p text:style-name="P2"/>
        <text:p text:style-name="P33"/>
        <text:p text:style-name="P35">Prezerajúc temno prázdne, dlho stál som plný bázne,</text:p>
        <text:p text:style-name="P35">krutý sen ma trápil ako nikoho a nikdy tak.</text:p>
        <text:p text:style-name="P4">Ale vládlo m<text:span text:style-name="T1">ĺ</text:span>kvo samé, nepohlo sa ani znamä</text:p>
        <text:p text:style-name="P35"><text:soft-page-break/>z hĺbky tiem, keď ono známe „Lenóra” som nevdojak</text:p>
        <text:p text:style-name="P35">vykríkol, a ozvenou hneď vrátilo sa nevdojak.</text:p>
        <text:p text:style-name="P2">Len to mal som, neborák.</text:p>
        <text:p text:style-name="P2"/>
        <text:p text:style-name="P35">Do izby sa vrátiac smelo, v ohni mal som celé telo,</text:p>
        <text:p text:style-name="P35">keď som opäť počul klopkať hlasnejšie, no práve tak.</text:p>
        <text:p text:style-name="P35">„Hádam”, vravím, „hádam je to pri obloku, čo mi tieto</text:p>
        <text:p text:style-name="P35">znaky chváta dať, a preto pozrime sa na zázrak —</text:p>
        <text:p text:style-name="P35">ale, srdce, upokoj sa, pozreme sa na zázrak! —</text:p>
        <text:p text:style-name="P2">Veď to vietor-neborák.”</text:p>
        <text:p text:style-name="P2"/>
        <text:p text:style-name="P35">Otvoril som okno šíre, keď tu náhle v mrcha čmýre</text:p>
        <text:p text:style-name="P35">Dovnútra mi vhupol múdry Havran, dávnej doby vták.</text:p>
        <text:p text:style-name="P36">Nezdraviac ma, bral sa, ani neprestával v trepotaní,</text:p>
        <text:p text:style-name="P36">ale ako pán či pani vzlietol ponad vrátok znak —</text:p>
        <text:p text:style-name="P36">vzlietol ponad Paladinu bustu, tento vrátok znak —</text:p>
        <text:p text:style-name="P36">vzlietol, sadol, neborák.</text:p>
        <text:p text:style-name="P2"/>
        <text:p text:style-name="P36"><text:soft-page-break/>Do smiechu mi bolo, keď som dlhšie zostal s čiernym vedcom,</text:p>
        <text:p text:style-name="P36">taký prísne vyfintený, meravý bol tento svák.</text:p>
        <text:p text:style-name="P5">„Opŕchly ti brká vari”, rečiem, „ale prízrak zmary</text:p>
        <text:p text:style-name="P36">nie si predsa, zlý a starý Havran z temnej noci mlák —</text:p>
        <text:p text:style-name="P36">zraď mi, ako volajú ťa v záhrobí a ríši mlák!”</text:p>
        <text:p text:style-name="P2">Havran kráka „Neborák”.</text:p>
        <text:p text:style-name="P2"/>
        <text:p text:style-name="P33"/>
        <text:p text:style-name="P33">Divil som sa: „Špata dáka, ale ako plynn<text:span text:style-name="T2">e</text:span> kráka,</text:p>
        <text:p text:style-name="P6">i keď márna reč mu nemá pravdy ani máčny mak.”</text:p>
        <text:p text:style-name="P37">Privádza ma k uzáveru, že sa nikto živý veru</text:p>
        <text:p text:style-name="P37">neprizeral proti šeru na tak mrcha vtáka tak —</text:p>
        <text:p text:style-name="P37">ponad mramor bielej busty na tak mrcha vtáka tak.</text:p>
        <text:p text:style-name="P37">Meno vraj mu „Neborák”.</text:p>
        <text:p text:style-name="P2"/>
        <text:p text:style-name="P36">Ale Havran neuhýba z krásnej sochy, vraviac iba</text:p>
        <text:p text:style-name="P36">jedno slovo, ktoré v srdci zaľahlo mu ako mrak.</text:p>
        <text:p text:style-name="P5">A tak m<text:span text:style-name="T2">ĺ</text:span>kvosť Havranova nemá pre mňa viacej slova,</text:p>
        <text:p text:style-name="P36"><text:soft-page-break/>iba sám si šomrem znova: „Bez druha tu bývam tak;</text:p>
        <text:p text:style-name="P36">tento ráno zanechá ma ako nádej, — práve tak!”</text:p>
        <text:p text:style-name="P36">Havran kráka „Neborák”.</text:p>
        <text:p text:style-name="P2"/>
        <text:p text:style-name="P36">Tŕpnuc, ako m<text:span text:style-name="T2">ĺ</text:span>kvo sedí pri tak pádnej odpovedi,</text:p>
        <text:p text:style-name="P36">„Kráka”, rečiem, „len to málo, čo bol získal ako žiak.</text:p>
        <text:p text:style-name="P5">Je to nárek učiteľa, na ktorého sudba celá</text:p>
        <text:p text:style-name="P36">zaľahla, až zúfal veľa, hudúc, že je láska brak —</text:p>
        <text:p text:style-name="P36">stále jednu chmúrnu pieseň, že je márna láska brak,</text:p>
        <text:p text:style-name="P36">o, neborák!”</text:p>
        <text:p text:style-name="P2"/>
        <text:p text:style-name="P36">Do smiechu mi bolo, keď som dlhšie zostal s čiernym vedcom,</text:p>
        <text:p text:style-name="P36">na kresle, čo k jeho zraku postrčil som nevdojak.</text:p>
        <text:p text:style-name="P5">Hlavu chýliac do zamatu, díval som sa na tú špatu,</text:p>
        <text:p text:style-name="P36">hútajúc, čo znamená tu prekliaty a prchký vták —</text:p>
        <text:p text:style-name="P36">čo len dravý, hašterivý, prekliaty a prchký vták</text:p>
        <text:p text:style-name="P36">kráka, rečúc „Neborák”.</text:p>
        <text:p text:style-name="P2"/>
        <text:p text:style-name="P33"><text:soft-page-break/></text:p>
        <text:p text:style-name="P36">Zrazu pravdu nájduc v chvate, nemukol som proti škrate,</text:p>
        <text:p text:style-name="P36">ktorej dravé oči srdce prenikly mi ako hák.</text:p>
        <text:p text:style-name="P5">Hrôza vládla v mojej duši, čelo mal som na vankúši,</text:p>
        <text:p text:style-name="P36">kde ho moja lampa skruší, prskajúca žiare šľak.</text:p>
        <text:p text:style-name="P36">Nenahne sa nikdy k lampe, prskajúcej žiare šľak,</text:p>
        <text:p text:style-name="P36">tvoja mŕtva, neborák!</text:p>
        <text:p text:style-name="P2"/>
        <text:p text:style-name="P36">Lenže hneď sa v kúte bydla zdvihla vôňa od kadidla,</text:p>
        <text:p text:style-name="P36">cinkly tance Serafínov o dlážku a tône fľak.</text:p>
        <text:p text:style-name="P5">„Tu je”, skríkam, „pomoc božia, anjeli sa stále množia,</text:p>
        <text:p text:style-name="P36">do srdca mi múdro složia úľavu, až nevdojak</text:p>
        <text:p text:style-name="P36">na Lenóru zabudnem, ó, nespomeniem nevdojak!”</text:p>
        <text:p text:style-name="P36">Havran prieči „Neborák!”</text:p>
        <text:p text:style-name="P2"/>
        <text:p text:style-name="P36">Odvrkol som, „Prorok vrátok, vtáča múdre a či škriatok,</text:p>
        <text:p text:style-name="P36">či už búrka sem ťa pohla, či ťa poslal diabla vďak;</text:p>
        <text:p text:style-name="P36">na v<text:span text:style-name="T2">ý</text:span>hosti, ale v skrýši zraď mi o tej pustej ríši,</text:p>
        <text:p text:style-name="P36"><text:soft-page-break/>či mi smútok neutíši, — zraď mi, rec mi, múdry vták —</text:p>
        <text:p text:style-name="P36">majú balzam v Gileade? — prezraď mi to, múdry vták!”</text:p>
        <text:p text:style-name="P36">Havran kráka „Neborák!”</text:p>
        <text:p text:style-name="P2"/>
        <text:p text:style-name="P36">„Ale — ale, prorok vrátok, vtáča múdre a či škriatok!</text:p>
        <text:p text:style-name="P36">Na Boha ja prisahám ťa, na dobrého neba tlak:</text:p>
        <text:p text:style-name="P36">poteš dušu uzavretú tým, že v Raji, ak už nie tu,</text:p>
        <text:p text:style-name="P36">stretne onu devu svätú, ktorú <text:span text:style-name="T2">ľú</text:span>bi pre jej zrak —</text:p>
        <text:p text:style-name="P36">Lenórou ju anjeli zvú pre jej krásny modrý zrak! —”</text:p>
        <text:p text:style-name="P36">Havran prieči „Neborák!”</text:p>
        <text:p text:style-name="P2"/>
        <text:p text:style-name="P33"/>
        <text:p text:style-name="P36">„Mrcha škrata, ber sa zťato!”, vyskočil som jedovato,</text:p>
        <text:p text:style-name="P36">„ber sa nazad v prudkom víchre do záhrobnej ríše mlák!</text:p>
        <text:p text:style-name="P36">Vezmi všetky brká-perá, nech tvoj srd ma nezožiera,</text:p>
        <text:p text:style-name="P36">nechaj m<text:span text:style-name="T2">ĺ</text:span>kvosť môjho šera! opusť mojej busty znak!</text:p>
        <text:p text:style-name="P36">vyber zobák z môjho srdca! prázdny nechaj busty znak!”</text:p>
        <text:p text:style-name="P36">Havran kráka „Neborák!”</text:p>
        <text:p text:style-name="P2"><text:soft-page-break/></text:p>
        <text:p text:style-name="P36">Márny Havran o tom mále sedí stále, sedí stále</text:p>
        <text:p text:style-name="P36">na poprsí mramorovom ponad vrátok trúchly znak.</text:p>
        <text:p text:style-name="P7">V hroznom jeho zraku, zdá sa, drieme dravý výzor ďasa;</text:p>
        <text:p text:style-name="P38">iba žiara lampy hrá sa, vrhá nad ním tône šľak.</text:p>
        <text:p text:style-name="P9">Duch môj, beda, v svojej ríši nikdy tento tône šľak</text:p>
        <text:p text:style-name="P11">nezavráti, neborák!</text:p>
        <text:p text:style-name="P12"/>
        <text:p text:style-name="P23"/>
        <text:p text:style-name="P23"/>
        <text:p text:style-name="P23">Keď prekladateľ tejto básne podujal sa na svoju prácu, nijako nechcel svojím podujatím zmenšovať zásluhu prvého slovenského prekladateľa Havrana, Vladimíra Roya. Nestavia sa tu preklad proti prekladu, ale preklad vedľa prekladu. Ide o tie isté poklady, len cesta k nim prerúbava sa vždy s inej strany vrchu.</text:p>
        <text:p text:style-name="P12">Nový preklad Havrana učil prekladateľa tvrdej discip­líne. Invencia prešla do kráľovstva tejto básne len ako skromná slúžka. Nebolo jej dovolené autora dokresľovať a „vylepšovať”. Prekladateľ stal sa takto ctiteľom poeovskej formy diela; v slovenskom texte mal snahu podávať to, čo podáva autor. Aj sprievodné znaky <text:soft-page-break/>maly zostať v obraze stavané tými istými prostriedkami. Z kvalít nemalo byť nič zamlčané. Všetky súhvezdia maly sa zjaviť na novom nebi v takom istom tvare. Všetky hu­dobné spojenia maly začať svoju zázračnú hru aj v po­zmenených nebesách.</text:p>
        <text:p text:style-name="P12">Tento úmysel prekladateľa určil mu dlhú cestu hľada­nia adekvátností. Veď rozliční anjeli poetických kvalít verša majú rýchle krídla a unikajú, len čo zvetria nebez­pečenstvo! Vysielajú miesto seba všelijakých podobných poslov a chcú vyjednávať. Musia veľmi milovať svoje prvotné kráľovstvo, keď obklopujú prekladateľa taký­mito dlhými rokovaniami diplomacie. A keď aj nakoniec povolia, prichádzajú so zahalenou tvárou a sklonenou hlavou, takže prekladateľ nevie, či ho predsa len neokla­mali a neposlali miesto seba niektorú sestru. Každý básnik vylučuje nepresnosť a približnosť. V nich je ne­úplnosť poznania alebo neúplný výrazový sväzok. Tieto sprisahania anjelov narádzajú veľmi úlisn<text:span text:style-name="T3">e</text:span> nepresnosť. Ich najnebezpečnejšia cesta je tá, na ktorej vedú prekla­dateľa k svojľúbosti objavu. Ako vedia pomútiť hlavu a odviesť ho od originálu! Šťastný, kto podľa slov verša, ktorý napísal Baudelaire o T. de Banvilleovi, pevnou rukou udržal za vlasy unikajúcu Krásu! Prekladateľ okrem toho musí udržať pevne túto určitú krásu.</text:p>
        <text:p text:style-name="P12">Takto sa stretal prekladateľ s oboma protivenstvami: jedno bolo ťažké hľadanie <text:soft-page-break/>priliehavosti, druhé prichá­dzalo ako nanášanie „samostatnosti”. Za toto dobrovoľné väzenie mal dostať ako odmenu dobrú a poctivú prácu umeleckú.</text:p>
        <text:p text:style-name="P12"><text:span text:style-name="T3">R</text:span>obotovať prichodilo mu tvrdo. Svoj preklad musel premyslieť od refrénu, ktorý môže v jeho riešení jedných znepokojovať, iných radostne prekvapovať, — po najmenšiu dĺžku slabiky v strofe. Kto by mohol prisudzovať náhode rozličné kvality u tvorcu, ktorý v štúdii The Philosophy of <text:span text:style-name="T3">C</text:span>omposition písal o svojej tvorbe ako o vedomej činnosti? Bolo dobre povedané, že mystifikoval a zahaľoval. Iste, veľké bohatstvo dostával z podvedo­mia bez tendencie k veršovej matematike, ktorú si tak cení. Túto oblasť nemožno kontrolovať dostatočne. Trie­denie kvalít, ich výber a aplikačný zámer zostávajú však pod slnkom dobrého rozumu.</text:p>
        <text:p text:style-name="P12">Poeho čarovné slovo na konci každej strofy je refrén Nevermore (nikdy viacej). Sám žiada od refrénu: „musí byť zvučný a schopný predĺženého dôrazu; preto vyberá si dlhé ó ako „najzvučnejšiu samohlásku” v spojení s r ako „najv<text:span text:style-name="T3">ý</text:span>raznejšou spoluhláskou”. Celkový tón básne určuje ako „smútok” (sadness). Slovenský refrén Neborák zachováva vedľa seba hlásky o a r; pokus o pre­dĺžený dôraz zachytáva v skupine krákania -rák. Poe chcel na tomto mieste, ako píše, „slovo, ktoré by bolo naplnené onou melanchóliou, ktorú som vyvolil za tón svojej básne”. K funkcii melancholického vyznievania určil prekladateľ zrejme slovo, ktorého obsah je <text:soft-page-break/>výrazom menšieho stupňa negácie, ako anglické nevermore. Túto svojvoľnosť bolo treba vyvážiť v celkovej realizácii stro­fických útvarov, aby sa nestratily sémantické kvality básne. Milenec, podľa slov Poea, kladie Havranovi naj­prv otázky obyčajné, potom stále zádumčivejšie, neskôr už sa pýta z poverčivosti, hrôzy, múk i zúfalstva a vždy pociťuje šialenú radosť, lebo odpoveď pôsobí mu najneznesiteľnejší a preto aj najrozkošnejší žiaľ. Havranovo Neborák! v riešení prekladateľa paralelne s otázkami snaží sa o zafarbenie, ktoré začína pokojnou odpoveďou na meno, prechádza z poľutovania k páľčivému posme­chu a končí ako škrekľavé priečenie. Spravodlivosť lite­rárneho kritika, ktorý vykoná porovnateľskú prácu, ustáli, či azda refrén nášho prekladu vzhľadom na celok básne neporušil jej sémantickú konštrukciu.</text:p>
        <text:p text:style-name="P12">Necháva tiež len pre literárneho kritika dôkladné ana­lyzovanie spôsobu, akým sú reprodukované v našom pre­klade vetné útvary. Pôvodina nie je vždy cezúrou pretrhnutá na dve súvetia; má isté čaro plynulosti, ktoré zmnožuje jasnosť verša. Nápadné je to v mnohých veršoch.</text:p>
        <text:p text:style-name="P12">Inú bohatú látku študijnú poskytne mu spôsob, akým sú reprodukované eufonické kvality.</text:p>
        <text:p text:style-name="P12">Nakoľko celá báseň stavaná je hlavne na hláskach r, potom: m, n, ú, á, o, nebude ťažké zistiť pravidelné väzivá eufonických obrazcov, ktorými usiloval sa prekladateľ <text:soft-page-break/>postihnúť základný tón smútku. Žiaľ nad stratenou Lenórou a tichá kviľba ležia nad touto básňou. Ani motív príšernosti Havranovho zjavu nevyniká v nej ponad bolestnú rezignáciu. Menej je pochmúrnosti, viac je smútku. Chmúrnosť a búrava tiem, ktoré poslaly Hav­rana, sú len dekokráciou pre žalostný duševný stav, kde sa Havran stáva napokon symbolom márnosti spomína­nia a zúfalstva.</text:p>
        <text:p text:style-name="P12">Bystrý kritik ukáže iste, kde je inakší originál a kde je i bohatší. Prekladateľ však vie už z doterajších svo­jich skúseností s cudzími spisovateľmi, ako chutná po­polný chlieb kompromisu, ktorý mu núti veršová tech­nika pre odlišnosť jazykového materiálu. Pre seba potre­buje len etickú istotu z poctivé vykonaného diela. Pozná hranice svojho umenia a význam týchto návštev. Vie, či hodno byť sluhom veľkého autora, hoci znamená to vždy podkladať sa pod veľké jarmo. Odmena nie je len pre jeho schop a gaudium. Prichádza aj čitateľ, aby vytvoril pevný, dobre zakosílený sväzok.</text:p>
        <text:p text:style-name="P22">V tomto doslove spáchal prekladateľ vinu, za ktorú mal by sa ťažko kajať. Jeho prečin spočíva v tom, že hoci mal byť dôverným a mlčanlivým sluhom svojho pána, vyzradil o ňom, že bol dosť často tvrdohlavý a vrtošivý.</text:p>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Courier New" fo:font-family="'Courier New'" fo:font-size="12pt" fo:letter-spacing="normal" fo:language="sk" fo:country="none" style:font-name-asian="Courier New" style:font-family-asian="'Courier New'" style:font-size-asian="12pt" style:language-asian="sk" style:country-asian="none" style:font-name-complex="Courier New" style:font-family-complex="'Courier New'" style:font-size-complex="12pt" style:language-complex="sk" style:country-complex="none" style:text-scale="100%"/>
    </style:style>
    <style:style style:name="Hyperlink" style:family="text" style:parent-style-name="DefaultFontStyle">
      <style:text-properties fo:color="#000080" style:text-underline-style="solid" style:text-underline-width="auto" style:text-underline-color="font-color"/>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3cm" fo:page-height="21.006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0cm"/>
      </style:header-style>
      <style:footer-style>
        <style:header-footer-properties fo:min-height="2.54cm" fo:margin-left="0cm" fo:margin-right="0cm" fo:margin-top="2.54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minolta_c323121308440</dc:title>
    <dc:subject/>
    <meta:initial-creator/>
    <meta:keyword/>
    <dc:date>2023-12-13T21:50:37.159000000</dc:date>
    <meta:editing-duration>PT17M50S</meta:editing-duration>
    <meta:editing-cycles>3</meta:editing-cycles>
    <meta:generator>LibreOffice/5.4.2.2$Windows_x86 LibreOffice_project/22b09f6418e8c2d508a9eaf86b2399209b0990f4</meta:generator>
    <meta:document-statistic meta:table-count="0" meta:image-count="0" meta:object-count="0" meta:page-count="12" meta:paragraph-count="122" meta:word-count="1741" meta:character-count="10754" meta:non-whitespace-character-count="9116"/>
  </office:meta>
</office:document-meta>
</file>